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P3" style:family="paragraph" style:parent-style-name="Standard">
      <style:text-properties fo:color="#000000" fo:font-size="15pt" style:font-size-asian="15pt" style:font-size-complex="15pt"/>
    </style:style>
    <style:style style:name="P4" style:family="paragraph" style:parent-style-name="Standard">
      <style:text-properties fo:color="#000000" fo:font-size="17pt" style:text-underline-style="solid" style:text-underline-width="auto" style:text-underline-color="font-color" fo:font-weight="bold" style:text-underline-mode="continuous" style:text-overline-mode="continuous" style:text-line-through-mode="continuous" style:font-size-asian="17pt" style:font-weight-asian="bold" style:font-size-complex="17pt" style:font-weight-complex="bold"/>
    </style:style>
    <style:style style:name="P5" style:family="paragraph" style:parent-style-name="Standard">
      <style:text-properties fo:color="#ff3333" fo:font-size="17pt" style:text-underline-style="solid" style:text-underline-width="auto" style:text-underline-color="font-color" fo:font-weight="bold" style:text-underline-mode="continuous" style:text-overline-mode="continuous" style:text-line-through-mode="continuous" style:font-size-asian="17pt" style:font-weight-asian="bold" style:font-size-complex="17pt" style:font-weight-complex="bold"/>
    </style:style>
    <style:style style:name="P6" style:family="paragraph" style:parent-style-name="Standard">
      <style:text-properties fo:color="#ff3333" fo:font-size="15pt" style:font-size-asian="15pt" style:font-size-complex="15pt"/>
    </style:style>
    <style:style style:name="P7" style:family="paragraph" style:parent-style-name="Standard">
      <style:text-properties fo:color="#ff3333"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P8" style:family="paragraph" style:parent-style-name="Standard">
      <style:text-properties officeooo:paragraph-rsid="0007b623"/>
    </style:style>
    <style:style style:name="P9" style:family="paragraph" style:parent-style-name="Standard" style:master-page-name="MP0">
      <style:paragraph-properties fo:text-align="center" style:justify-single-word="false" style:page-number="auto" fo:break-before="page"/>
    </style:style>
    <style:style style:name="P10" style:family="paragraph" style:parent-style-name="Standard">
      <style:text-properties fo:color="#000000" fo:font-size="20pt" fo:font-style="italic" style:text-underline-style="solid" style:text-underline-width="auto" style:text-underline-color="font-color" fo:font-weight="bold" officeooo:paragraph-rsid="0009752a"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T1" style:family="text">
      <style:text-properties fo:color="#ff3333" fo:font-size="30pt" fo:font-style="italic" style:text-underline-style="solid" style:text-underline-width="auto" style:text-underline-color="font-color" fo:font-weight="bold" style:text-underline-mode="continuous" style:text-overline-mode="continuous" style:text-line-through-mode="continuous" style:font-size-asian="30pt" style:font-style-asian="italic" style:font-weight-asian="bold" style:font-size-complex="30pt" style:font-style-complex="italic" style:font-weight-complex="bold"/>
    </style:style>
    <style:style style:name="T2" style:family="text">
      <style:text-properties fo:color="#000000"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T3" style:family="text">
      <style:text-properties fo:color="#000000" fo:font-size="15pt" style:font-size-asian="15pt" style:font-size-complex="15pt"/>
    </style:style>
    <style:style style:name="T4" style:family="text">
      <style:text-properties fo:color="#000000" fo:font-size="15pt" officeooo:rsid="0008adcd" style:font-size-asian="15pt" style:font-size-complex="15pt"/>
    </style:style>
    <style:style style:name="T5" style:family="text">
      <style:text-properties fo:color="#000000" style:text-position="super 63%" fo:font-size="15pt" style:font-size-asian="15pt" style:font-size-complex="15pt"/>
    </style:style>
    <style:style style:name="T6" style:family="text">
      <style:text-properties fo:color="#000000" fo:font-size="17pt" style:text-underline-style="solid" style:text-underline-width="auto" style:text-underline-color="font-color" fo:font-weight="bold" style:text-underline-mode="continuous" style:text-overline-mode="continuous" style:text-line-through-mode="continuous" style:font-size-asian="17pt" style:font-weight-asian="bold" style:font-size-complex="17pt" style:font-weight-complex="bold"/>
    </style:style>
    <style:style style:name="T7" style:family="text">
      <style:text-properties fo:font-size="15pt" style:font-size-asian="15pt" style:font-size-complex="15pt"/>
    </style:style>
    <style:style style:name="T8" style:family="text">
      <style:text-properties fo:font-size="15pt" officeooo:rsid="0009752a" style:font-size-asian="15pt" style:font-size-complex="15pt"/>
    </style:style>
    <style:style style:name="T9" style:family="text">
      <style:text-properties fo:font-size="15pt" fo:font-style="normal" officeooo:rsid="0009752a" style:font-size-asian="15pt" style:font-style-asian="normal" style:font-size-complex="15pt" style:font-style-complex="normal"/>
    </style:style>
    <style:style style:name="T10" style:family="text">
      <style:text-properties fo:font-size="15pt" fo:font-style="normal" style:text-underline-style="none" officeooo:rsid="0009752a" style:font-size-asian="15pt" style:font-style-asian="normal" style:font-size-complex="15pt" style:font-style-complex="normal"/>
    </style:style>
    <style:style style:name="T11" style:family="text">
      <style:text-properties fo:font-size="15pt" fo:font-style="normal" style:text-underline-style="none" fo:font-weight="normal" officeooo:rsid="0009752a" style:font-size-asian="15pt" style:font-style-asian="normal" style:font-weight-asian="normal" style:font-size-complex="15pt" style:font-style-complex="normal" style:font-weight-complex="normal"/>
    </style:style>
    <style:style style:name="T12" style:family="text">
      <style:text-properties fo:font-size="15pt" fo:font-style="normal" fo:font-weight="normal" officeooo:rsid="0009752a" style:font-size-asian="15pt" style:font-style-asian="normal" style:font-weight-asian="normal" style:font-size-complex="15pt" style:font-style-complex="normal" style:font-weight-complex="normal"/>
    </style:style>
    <style:style style:name="T13" style:family="text">
      <style:text-properties style:text-underline-style="none"/>
    </style:style>
    <style:style style:name="T14" style:family="text">
      <style:text-properties fo:font-size="17pt" fo:font-style="normal" officeooo:rsid="0009752a" style:font-size-asian="17pt" style:font-style-asian="normal" style:font-size-complex="17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Police_20_par_20_défaut"><text:span text:style-name="T1">Scénario du jeu Zelda :</text:span></text:span></text:p>
      <text:p text:style-name="P1"/>
      <text:p text:style-name="Standard"/>
      <text:p text:style-name="Standard"><text:span text:style-name="Police_20_par_20_défaut"><text:span text:style-name="T2">Déroulement du jeu :</text:span></text:span></text:p>
      <text:p text:style-name="P2"/>
      <text:p text:style-name="Standard"><text:span text:style-name="Police_20_par_20_défaut"><text:span text:style-name="T3">Le but du jeu sera de battre le donjon final à l’aide de la Master Sword. Pour cela, il devra récupérer les 3 parties de la Triforce en affrontant des mini-boss pour pouvoir récupérer son équipement (Master Sword ainsi que le Bouclier Hylien) et battre le boss.</text:span></text:span></text:p>
      <text:p text:style-name="Standard"><text:span text:style-name="Police_20_par_20_défaut"><text:span text:style-name="T3">Notre Link commencera dans sa maison, à côté de son lit (déplacement automatique). Une fois sorti de sa maison, un PNJ l’abordera dès qu’il sortira pour lui expliquer l’histoire ainsi que les commandes. Le PNJ part et Link peut enfin se balader. Il devra ensuite aller dans la Plaine d’Hyrule et là, un autre PNJ apparaîtra et lui expliquera les différents donjons avec leurs thèmes. Après s’être entrainé contre des petits ennemis, il devra aller au Nord pour affronter le 1</text:span></text:span><text:span text:style-name="Police_20_par_20_défaut"><text:span text:style-name="T5">er</text:span></text:span><text:span text:style-name="Police_20_par_20_défaut"><text:span text:style-name="T3"> donjon (celui de la glace). Il ne pourra cependant pas accéder aux autres avant de l’avoir battu dans l’ordre. A chaque donjon battu, les ennemis de la Plaine seront de plus en plus puissants. Un PNJ apparaîtra pour lui donner une récompense. Il ira après affronter le donjon de la terre à l’Est puis, pour finir, le donjon du feu au Sud. Une fois les 3 boss battus, il aura accès à son équipement final (une nouvelle épée ainsi qu’un nouveau bouclier) pour pouvoir aller affronter le boss final. Pour l’affronter, un PNJ apparaîtra dans le Village Kokiri et lui demandera de l’aide pour l’affronter. Le PNJ l’emmènera donc dans la zone pour affronter le boss. Il réapparait dans sa maison après avoir battu le boss et le message « TO BE CONTINUED » apparaîtra, sur un écran noir …</text:span></text:span></text:p>
      <text:p text:style-name="P3"/>
      <text:p text:style-name="Standard"><text:span text:style-name="Police_20_par_20_défaut"><text:span text:style-name="T2">Description PNJ :</text:span></text:span></text:p>
      <text:p text:style-name="P2"/>
      <text:p text:style-name="Standard"><text:span text:style-name="Police_20_par_20_défaut"><text:span text:style-name="T6">Link :</text:span></text:span></text:p>
      <text:p text:style-name="P3">Au départ :</text:p>
      <text:p text:style-name="P3">- 3 cœurs</text:p>
      <text:p text:style-name="Standard"><text:span text:style-name="Police_20_par_20_défaut"><text:span text:style-name="T3">- Epée de base (1 pt atk)</text:span></text:span></text:p>
      <text:p text:style-name="Standard"><text:span text:style-name="Police_20_par_20_défaut"><text:span text:style-name="T3">- Bouclier de base (3 pts armure)</text:span></text:span></text:p>
      <text:p text:style-name="Standard"><text:span text:style-name="Police_20_par_20_défaut"><text:span text:style-name="T3">- Flèches illimités</text:span></text:span></text:p>
      <text:p text:style-name="P3"/>
      <text:p text:style-name="Standard"><text:span text:style-name="Police_20_par_20_défaut"><text:span text:style-name="T6">Reynald (PNJ histoire) :</text:span></text:span></text:p>
      <text:p text:style-name="Standard"><text:span text:style-name="Police_20_par_20_défaut"><text:span text:style-name="T3">- Apparaît dès que l’on sort de la maison</text:span></text:span></text:p>
      <text:p text:style-name="P3">- Explique le début de l’aventure : « Bonjour, mon cher Link. Nous t’avons trouvé évanoui près de la forêt Kokiri et nous t’avons emmené ici. J’espère que tu t’es bien reposé car nous avons un service à te demander.</text:p>
      <text:p text:style-name="Standard"><text:soft-page-break/><text:span text:style-name="Police_20_par_20_défaut"><text:span text:style-name="T3">Depuis quelques temps, des ennemis sont apparus et nous empêche de sortir de la forêt. Ils nous ont volé notre Triforce, notre symbole de force, de courage et de sagesse et l’ont séparé en 3 parties ! Nous avons tous peur … S’il te plaît, Link, aide-nous !</text:span></text:span></text:p>
      <text:p text:style-name="P3">Pour ta quête, nous t’avons donné une épée ainsi qu’un bouclier qui te seront utiles. Bonne chance Link !</text:p>
      <text:p text:style-name="Standard"><text:span text:style-name="Police_20_par_20_défaut"><text:span text:style-name="T3">Tu trouveras l’un de mes amis à la lisière du village.</text:span></text:span></text:p>
      <text:p text:style-name="P3">Voici les quelques commandes dont tu auras besoin :</text:p>
      <text:p text:style-name="Standard"><text:span text:style-name="Police_20_par_20_défaut"><text:span text:style-name="T3">« z = avancer, q = gauche, d = droite, s = reculer, [espace] = frapper, </text:span></text:span><text:span text:style-name="Police_20_par_20_défaut"><text:span text:style-name="T4">[entrée] = </text:span></text:span><text:span text:style-name="Police_20_par_20_défaut"><text:span text:style-name="T3">interagir, [shift] = bouclier, [tab] = changement d’arme »</text:span></text:span></text:p>
      <text:p text:style-name="Standard"><text:span text:style-name="Police_20_par_20_défaut"><text:span text:style-name="T3">- Message si on veut lui reparler : « Veux-tu que je te réexplique tout ? »</text:span></text:span></text:p>
      <text:p text:style-name="P4"/>
      <text:p text:style-name="Standard"><text:span text:style-name="Police_20_par_20_défaut"><text:span text:style-name="T6">Rauru (PNJ prof) :</text:span></text:span></text:p>
      <text:p text:style-name="Standard"><text:span text:style-name="Police_20_par_20_défaut"><text:span text:style-name="T3">- Apparaît dès que l’on sort du village</text:span></text:span></text:p>
      <text:p text:style-name="Standard"><text:span text:style-name="Police_20_par_20_défaut"><text:span text:style-name="T3">- Explique comment va se dérouler notre quête : « Il y a 3 donjons éparpillés sur cette carte. Il faut battre les différents boss à l’intérieur pour pouvoir récolter la Triforce, que ces bandits nous ont volé.</text:span></text:span></text:p>
      <text:p text:style-name="Standard"><text:span text:style-name="Police_20_par_20_défaut"><text:span text:style-name="T3">Va au Nord, tu y trouveras le donjon de Glace. Bonne chance, Link. Nous comptons tous sur toi ! »</text:span></text:span></text:p>
      <text:p text:style-name="Standard"><text:span text:style-name="Police_20_par_20_défaut"><text:span text:style-name="T3">- Message si on veut lui reparler : « Tu n’as pas compris ce que je t’ai dit ? »</text:span></text:span></text:p>
      <text:p text:style-name="P3"/>
      <text:p text:style-name="Standard"><text:span text:style-name="Police_20_par_20_défaut"><text:span text:style-name="T6">Biggoron (PNJ barrière) :</text:span></text:span></text:p>
      <text:p text:style-name="Standard"><text:span text:style-name="Police_20_par_20_défaut"><text:span text:style-name="T3">- Se situe devant chaque entrée d’un donjon qui n’est pas encore débloqué</text:span></text:span></text:p>
      <text:p text:style-name="Standard"><text:span text:style-name="Police_20_par_20_défaut"><text:span text:style-name="T3">- Disparaît devant le donjon suivant dès que l’un des donjons est fini</text:span></text:span></text:p>
      <text:p text:style-name="Standard"><text:span text:style-name="Police_20_par_20_défaut"><text:span text:style-name="T3">- Message de prévention si on essaye de passer au donjon : « Désolé, Link, tu n’es pas encore assez fort pour t’aventurer dans ce donjon »</text:span></text:span></text:p>
      <text:p text:style-name="P4"/>
      <text:p text:style-name="Standard"><text:span text:style-name="Police_20_par_20_défaut"><text:span text:style-name="T6">Barnicus (PNJ donjon / récompenses) :</text:span></text:span></text:p>
      <text:p text:style-name="Standard"><text:span text:style-name="Police_20_par_20_défaut"><text:span text:style-name="T3">- Se trouve devant chaque donjon sur le point d’être réalisé</text:span></text:span></text:p>
      <text:p text:style-name="Standard"><text:span text:style-name="Police_20_par_20_défaut"><text:span text:style-name="T3">- Message pour rentrer dans le donjon de glace : « Bonjour Link, mon nom est Barnicus. Derrière moi se trouve le donjon de Glace. Il est rempli d’ennemis glaçant le sang ainsi que de nombreuses crevasses. Fais attention aux endroits où tu marches ! Veux-tu rentrer dans ce donjon ? »</text:span></text:span></text:p>
      <text:p text:style-name="Standard"><text:span text:style-name="Police_20_par_20_défaut"><text:span text:style-name="T3">- Message pour rentrer dans le donjon de terre : « Te revoila Link. Derrière moi se trouve le donjon de Terre. Il est rempli d’ennemis plus dur que la pierre ainsi qu’un immense labyrinthe. Ne te perds pas en chemin ! Veux-tu rentrer dans ce donjon ? »</text:span></text:span></text:p>
      <text:p text:style-name="P3">- Message pour rentrer dans le donjon de feu : « Encore toi Link ! Cette fois ci, c’est là que se trouve le donjon de Feu. Il est rempli d’ennemis au sang chaud ainsi que de nombreux lacs de lave. Attention à ne pas se brûler ! Veux-tu rentrer dans ce donjon ? »</text:p>
      <text:p text:style-name="P3"><text:soft-page-break/>- Choix : « Oui / Non »</text:p>
      <text:p text:style-name="Standard"><text:span text:style-name="Police_20_par_20_défaut"><text:span text:style-name="T3">→ Si oui : « Très bien, suis-moi. Je t’emmène à l’entrée. »</text:span></text:span></text:p>
      <text:p text:style-name="P3">→ Si non : « Reviens dès que tu seras prêt à affronter le boss »</text:p>
      <text:p text:style-name="P3">- Emmène affronter le boss</text:p>
      <text:p text:style-name="Standard"><text:span text:style-name="Police_20_par_20_défaut"><text:span text:style-name="T3">- Message pour annoncer les récompenses : « Bien joué Link ! Voici les récompenses que je te propose pour te faciliter la tâche dans ta quête :</text:span></text:span></text:p>
      <text:p text:style-name="P3"><text:s/>- Compétence d’épée : ajoute +2 pts atk à votre épée</text:p>
      <text:p text:style-name="Standard"><text:span text:style-name="Police_20_par_20_défaut"><text:span text:style-name="T3"><text:s/>- Compétence d’arc : ajoute +2 pts atk à votre arc</text:span></text:span></text:p>
      <text:p text:style-name="P3"><text:s/>- Amélioration d’armure : ajoute +2 pts armure à votre armure</text:p>
      <text:p text:style-name="P4"/>
      <text:p text:style-name="P4">Lavio (PNJ boss final) :</text:p>
      <text:p text:style-name="P5"/>
      <text:p text:style-name="P3">- Apparaît une fois que les 3 donjons sont finis.</text:p>
      <text:p text:style-name="P3">- Court dans tous les sens (fait un cercle de 3 cases / avance de 3 – décale sur la droite de 3 – descend de 3 – décale sur la gauche de 3)</text:p>
      <text:p text:style-name="P3">- Explique le boss final : « Link ! Link ! Nous avons besoin de ton aide ! Ganondorf est de retour ! Vite, sauve le village Kokiri et va l’affronter pour nous ! Link, tout le village compte sur toi ! »</text:p>
      <text:p text:style-name="P3">- Emmène affronter le boss</text:p>
      <text:p text:style-name="P2"/>
      <text:p text:style-name="Standard"><text:span text:style-name="Police_20_par_20_défaut"><text:span text:style-name="T2">Description des Objets / Armes</text:span></text:span></text:p>
      <text:p text:style-name="P3"/>
      <text:p text:style-name="Standard"><text:span text:style-name="Police_20_par_20_défaut"><text:span text:style-name="T6">Epées :</text:span></text:span></text:p>
      <text:p text:style-name="Standard"><text:span text:style-name="Police_20_par_20_défaut"><text:span text:style-name="T3">- Epée de base : 1 pts atk</text:span></text:span></text:p>
      <text:p text:style-name="Standard"><text:span text:style-name="Police_20_par_20_défaut"><text:span text:style-name="T3">- Epée loot par les Bokoblins (Soldats) : 2 pts atk</text:span></text:span></text:p>
      <text:p text:style-name="Standard"><text:span text:style-name="Police_20_par_20_défaut"><text:span text:style-name="T3">- Master Sword : 4 pts atk</text:span></text:span></text:p>
      <text:p text:style-name="P3"/>
      <text:p text:style-name="P4">Arcs :</text:p>
      <text:p text:style-name="P3">- Arc loot par les Goblins Archers : <text:s/>1,5 pts d’atk + portée de 5</text:p>
      <text:p text:style-name="Standard"><text:span text:style-name="Police_20_par_20_défaut"><text:span text:style-name="T3">- Arc de Lumière : 3,5 pts atk + portée de 10</text:span></text:span></text:p>
      <text:p text:style-name="P3"/>
      <text:p text:style-name="Standard"><text:span text:style-name="Police_20_par_20_défaut"><text:span text:style-name="T6">Boucliers :</text:span></text:span></text:p>
      <text:p text:style-name="Standard"><text:span text:style-name="Police_20_par_20_défaut"><text:span text:style-name="T3">- Bouclier de base : 3 pts armure</text:span></text:span></text:p>
      <text:p text:style-name="Standard"><text:span text:style-name="Police_20_par_20_défaut"><text:span text:style-name="T3">- Bouclier Hylien : + 3 pts armure</text:span></text:span></text:p>
      <text:p text:style-name="P3"/>
      <text:p text:style-name="Standard"><text:span text:style-name="Police_20_par_20_défaut"><text:span text:style-name="T2">Description Ennemis :</text:span></text:span></text:p>
      <text:p text:style-name="P4"/>
      <text:p text:style-name="P8"><text:span text:style-name="Police_20_par_20_défaut"><text:span text:style-name="T6">Bokoblins :</text:span></text:span></text:p>
      <text:p text:style-name="Standard"><text:span text:style-name="Police_20_par_20_défaut"><text:span text:style-name="T3">- 4 cœurs au début / 1 pt atk</text:span></text:span></text:p>
      <text:p text:style-name="Standard"><text:span text:style-name="Police_20_par_20_défaut"><text:span text:style-name="T3">- 6 cœurs après le 1</text:span></text:span><text:span text:style-name="Police_20_par_20_défaut"><text:span text:style-name="T5">er</text:span></text:span><text:span text:style-name="Police_20_par_20_défaut"><text:span text:style-name="T3"> donjon / 1,5 pts atk</text:span></text:span></text:p>
      <text:p text:style-name="Standard"><text:soft-page-break/><text:span text:style-name="Police_20_par_20_défaut"><text:span text:style-name="T3">- 8 cœurs après le 2</text:span></text:span><text:span text:style-name="Police_20_par_20_défaut"><text:span text:style-name="T5">ème</text:span></text:span><text:span text:style-name="Police_20_par_20_défaut"><text:span text:style-name="T3"> donjon / 2 pts atk</text:span></text:span></text:p>
      <text:p text:style-name="Standard"><text:span text:style-name="Police_20_par_20_défaut"><text:span text:style-name="T3">- 10 cœurs après le 3</text:span></text:span><text:span text:style-name="Police_20_par_20_défaut"><text:span text:style-name="T5">ème</text:span></text:span><text:span text:style-name="Police_20_par_20_défaut"><text:span text:style-name="T3"> donjon / 2,5 pts atk</text:span></text:span></text:p>
      <text:p text:style-name="P6"/>
      <text:p text:style-name="Standard"><text:span text:style-name="Police_20_par_20_défaut"><text:span text:style-name="T6">Bokoblins (Donjon de Terre) :</text:span></text:span></text:p>
      <text:p text:style-name="Standard"><text:span text:style-name="Police_20_par_20_défaut"><text:span text:style-name="T3">- 10 cœurs / 2 pts atk</text:span></text:span></text:p>
      <text:p text:style-name="P3"/>
      <text:p text:style-name="Standard"><text:span text:style-name="Police_20_par_20_défaut"><text:span text:style-name="T6">Goblins Archers :</text:span></text:span></text:p>
      <text:p text:style-name="Standard"><text:span text:style-name="Police_20_par_20_défaut"><text:span text:style-name="T3">- 3 cœurs au début / 0,75 pts atk / Portée 5</text:span></text:span></text:p>
      <text:p text:style-name="Standard"><text:span text:style-name="Police_20_par_20_défaut"><text:span text:style-name="T3">- 5 cœurs après le 1</text:span></text:span><text:span text:style-name="Police_20_par_20_défaut"><text:span text:style-name="T5">er</text:span></text:span><text:span text:style-name="Police_20_par_20_défaut"><text:span text:style-name="T3"> donjon / 1,25 pts atk / Portée 5</text:span></text:span></text:p>
      <text:p text:style-name="Standard"><text:span text:style-name="Police_20_par_20_défaut"><text:span text:style-name="T3">- 7 cœurs après le 2</text:span></text:span><text:span text:style-name="Police_20_par_20_défaut"><text:span text:style-name="T5">eme</text:span></text:span><text:span text:style-name="Police_20_par_20_défaut"><text:span text:style-name="T3"> donjon / 1,75 pts atk / Portée 6</text:span></text:span></text:p>
      <text:p text:style-name="Standard"><text:span text:style-name="Police_20_par_20_défaut"><text:span text:style-name="T3">- 9 cœurs après le 3</text:span></text:span><text:span text:style-name="Police_20_par_20_défaut"><text:span text:style-name="T5">eme</text:span></text:span><text:span text:style-name="Police_20_par_20_défaut"><text:span text:style-name="T3"> donjon / 2,25 pts atk / Portée 8</text:span></text:span></text:p>
      <text:p text:style-name="P3"/>
      <text:p text:style-name="Standard"><text:span text:style-name="Police_20_par_20_défaut"><text:span text:style-name="T6">Goblins Archers (Donjon de Glace) :</text:span></text:span></text:p>
      <text:p text:style-name="Standard"><text:span text:style-name="Police_20_par_20_défaut"><text:span text:style-name="T3">- 6 cœurs / 1,5 pts atk / Portée 6</text:span></text:span></text:p>
      <text:p text:style-name="P6"/>
      <text:p text:style-name="Standard"><text:span text:style-name="Police_20_par_20_défaut"><text:span text:style-name="T6">Goblins Archers (Donjon de Feu) :</text:span></text:span></text:p>
      <text:p text:style-name="Standard"><text:span text:style-name="Police_20_par_20_défaut"><text:span text:style-name="T3">- 8 cœurs après le 3</text:span></text:span><text:span text:style-name="Police_20_par_20_défaut"><text:span text:style-name="T5">eme</text:span></text:span><text:span text:style-name="Police_20_par_20_défaut"><text:span text:style-name="T3"> donjon / 3 pts atk / Portée 8</text:span></text:span></text:p>
      <text:p text:style-name="P3"/>
      <text:p text:style-name="Standard"><text:span text:style-name="Police_20_par_20_défaut"><text:span text:style-name="T6">Bokoblins (Donjon de Feu) :</text:span></text:span></text:p>
      <text:p text:style-name="Standard"><text:span text:style-name="Police_20_par_20_défaut"><text:span text:style-name="T3">- 9 cœurs / 4 pts atk</text:span></text:span></text:p>
      <text:p text:style-name="P6"/>
      <text:p text:style-name="P2">Description des Maps :</text:p>
      <text:p text:style-name="P6"/>
      <text:p text:style-name="Standard"><text:span text:style-name="Police_20_par_20_défaut"><text:span text:style-name="T2">Description Donjons :</text:span></text:span></text:p>
      <text:p text:style-name="P10"><text:span text:style-name="Police_20_par_20_défaut"><text:span text:style-name="T14"/></text:span></text:p>
      <text:p text:style-name="P10"><text:span text:style-name="Police_20_par_20_défaut"><text:span text:style-name="T14">Donjon de Terre : </text:span></text:span></text:p>
      <text:p text:style-name="P10"><text:span text:style-name="Police_20_par_20_défaut"><text:span text:style-name="T14"/></text:span></text:p>
      <text:p text:style-name="P10"><text:span text:style-name="Police_20_par_20_défaut"><text:span text:style-name="T11">Labyrinthe</text:span></text:span></text:p>
      <text:p text:style-name="P2"/>
      <text:p text:style-name="Standard"><text:span text:style-name="Police_20_par_20_défaut"><text:span text:style-name="T2">Description Boss :</text:span></text:span></text:p>
      <text:p text:style-name="P7"/>
      <text:p text:style-name="Standard"><text:span text:style-name="Police_20_par_20_défaut"><text:span text:style-name="T6">Boss Donjon de Glace : L’archer de glace Blizzarnia</text:span></text:span></text:p>
      <text:p text:style-name="P6"/>
      <text:p text:style-name="Standard"><text:span text:style-name="Police_20_par_20_défaut"><text:span text:style-name="T3">Phase 1 : 40 à 20 cœurs</text:span></text:span></text:p>
      <text:p text:style-name="Standard"><text:span text:style-name="Police_20_par_20_défaut"><text:span text:style-name="T3">- Archer de glace : 40 cœurs / 2 pts atk / Portée de 6</text:span></text:span></text:p>
      <text:p text:style-name="P6"/>
      <text:p text:style-name="Standard"><text:span text:style-name="Police_20_par_20_défaut"><text:span text:style-name="T3">Phase 2 : 20 à 0 cœurs</text:span></text:span></text:p>
      <text:p text:style-name="Standard"><text:span text:style-name="Police_20_par_20_défaut"><text:span text:style-name="T3">- Archer de glace : 20 cœurs / 2,75 pts atk / Portée de 8</text:span></text:span></text:p>
      <text:p text:style-name="Standard"><text:span text:style-name="Police_20_par_20_défaut"><text:span text:style-name="T3">- Fait spawn 3 Goblins Archers de Glace</text:span></text:span></text:p>
      <text:p text:style-name="P7"><text:soft-page-break/></text:p>
      <text:p text:style-name="P4">Boss Donjon de Terre : Bella Darma la Reine Dodongo</text:p>
      <text:p text:style-name="P6"/>
      <text:p text:style-name="Standard"><text:span text:style-name="Police_20_par_20_défaut"><text:span text:style-name="T3">Phase 1 : 60 à 40 cœurs</text:span></text:span></text:p>
      <text:p text:style-name="Standard"><text:span text:style-name="Police_20_par_20_défaut"><text:span text:style-name="T3">- Géant des montagnes : 60 cœurs / 3 pts atk</text:span></text:span></text:p>
      <text:p text:style-name="P6"/>
      <text:p text:style-name="Standard"><text:span text:style-name="Police_20_par_20_défaut"><text:span text:style-name="T3">Phase 2 : 40 à 20 cœurs</text:span></text:span></text:p>
      <text:p text:style-name="Standard"><text:span text:style-name="Police_20_par_20_défaut"><text:span text:style-name="T3">- Géant des Montagnes : 40 cœurs + 2 pts armure / 3,5 pts atk</text:span></text:span></text:p>
      <text:p text:style-name="Standard"><text:span text:style-name="Police_20_par_20_défaut"><text:span text:style-name="T3">- Gagne 2 pts armure</text:span></text:span></text:p>
      <text:p text:style-name="P6"/>
      <text:p text:style-name="Standard"><text:span text:style-name="Police_20_par_20_défaut"><text:span text:style-name="T3">Phase 3 : 20 à 0 cœurs</text:span></text:span></text:p>
      <text:p text:style-name="Standard"><text:span text:style-name="Police_20_par_20_défaut"><text:span text:style-name="T3">- Géant des Montagnes : 20 cœurs + 4 pts armure / 4 pts atk</text:span></text:span></text:p>
      <text:p text:style-name="Standard"><text:span text:style-name="Police_20_par_20_défaut"><text:span text:style-name="T3">- Gagne 4 pts armure</text:span></text:span></text:p>
      <text:p text:style-name="P2"/>
      <text:p text:style-name="P4">Boss Donjon de Feu : Dragon Ordrac</text:p>
      <text:p text:style-name="P3"/>
      <text:p text:style-name="P3">A définir</text:p>
      <text:p text:style-name="P2"/>
      <text:p text:style-name="Standard"><text:span text:style-name="Police_20_par_20_défaut"><text:span text:style-name="T6">Boss Final : Ganondorf</text:span></text:span></text:p>
      <text:p text:style-name="P3"/>
      <text:p text:style-name="Standard"><text:span text:style-name="Police_20_par_20_défaut"><text:span text:style-name="T3">Phase 1 : 60 à 0 cœurs</text:span></text:span></text:p>
      <text:p text:style-name="Standard"><text:span text:style-name="Police_20_par_20_défaut"><text:span text:style-name="T3">- Dragon de Feu : 60 cœurs / 4,25 pts atk</text:span></text:span></text:p>
      <text:p text:style-name="P6"/>
      <text:p text:style-name="Standard"><text:span text:style-name="Police_20_par_20_défaut"><text:span text:style-name="T3">Phase 2 :</text:span></text:span></text:p>
      <text:p text:style-name="Standard"><text:span text:style-name="Police_20_par_20_défaut"><text:span text:style-name="T3">- Dragon de Feu : 60 cœurs / 5 pts atk</text:span></text:span></text:p>
      <text:p text:style-name="Standard"><text:span text:style-name="Police_20_par_20_défaut"><text:span text:style-name="T3">- Regagne toute sa vie et deviens plus puissant</text:span></text:span></text:p>
      <text:p text:style-name="P3"/>
      <text:p text:style-name="P2"/>
      <text:p text:style-name="P3"/>
      <text:p text:style-name="Standard"><text:span text:style-name="Police_20_par_20_défaut"><text:span text:style-name="T3">- 1 pt atk = 1 cœur en moins</text:span></text:span></text:p>
      <text:p text:style-name="Standard"><text:span text:style-name="Police_20_par_20_défaut"><text:span text:style-name="T3">- 1 pt armure = 2 cœurs en plus / 1 min de régèn</text:span></text:span></text:p>
      <text:p text:style-name="Standard"><text:span text:style-name="Police_20_par_20_défaut"><text:span text:style-name="T3">- Quand on utilise de l’armure (en appuyant sur une touche), on gagne les cœurs équivalent à l’armure et on utilise tous nos points.</text:span></text:span></text:p>
      <text:p text:style-name="P3"/>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5-04T10:29:00Z</meta:creation-date>
    <dc:date>2018-05-18T16:17:02.901349618</dc:date>
    <meta:editing-cycles>73</meta:editing-cycles>
    <meta:editing-duration>PT2H10M7S</meta:editing-duration>
    <meta:document-statistic meta:table-count="0" meta:image-count="0" meta:object-count="0" meta:page-count="5" meta:paragraph-count="108" meta:word-count="1509" meta:character-count="7303" meta:non-whitespace-character-count="5894"/>
    <meta:template xlink:type="simple" xlink:actuate="onRequest" xlink:title="" xlink:href="Normal.dotm"/>
  </office:meta>
</office:document-meta>
</file>